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ans" svg:font-family="Droid San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center" fo:break-before="auto" fo:margin-top="0.847cm" fo:margin-bottom="0.212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P4" style:family="paragraph" style:parent-style-name="Standard">
      <style:paragraph-properties fo:break-before="auto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margin-top="0cm" fo:margin-bottom="0cm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margin-top="0cm" fo:margin-bottom="0cm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P23" style:family="paragraph" style:parent-style-name="Standard">
      <style:paragraph-properties fo:break-before="auto" fo:margin-top="0cm" fo:margin-bottom="0cm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P30" style:family="paragraph" style:parent-style-name="Standard">
      <style:paragraph-properties fo:break-before="auto" fo:margin-top="0cm" fo:margin-bottom="0cm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P36" style:family="paragraph" style:parent-style-name="Standard">
      <style:paragraph-properties fo:break-before="auto" style:writing-mode="lr-tb"/>
    </style:style>
    <style:style style:name="P37" style:family="paragraph" style:parent-style-name="Standard">
      <style:paragraph-properties fo:break-before="auto" style:writing-mode="lr-tb"/>
    </style:style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P41" style:family="paragraph" style:parent-style-name="Standard">
      <style:paragraph-properties fo:break-before="auto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P42" style:family="paragraph" style:parent-style-name="Standard">
      <style:paragraph-properties fo:break-before="auto" fo:text-indent="0cm" fo:margin-left="0cm" style:writing-mode="lr-tb"/>
    </style:style>
    <style:style style:name="P43" style:family="paragraph" style:parent-style-name="Standard">
      <style:paragraph-properties fo:text-align="center" fo:break-before="auto" fo:text-indent="0cm" fo:margin-left="0cm" style:writing-mode="lr-tb"/>
      <style:text-properties style:font-name="Droid Sans" style:font-name-asian="Droid Sans" style:font-name-complex="Droid Sans" fo:font-weight="bold" style:font-weight-asian="bold" style:font-weight-complex="bold"/>
    </style:style>
    <style:style style:name="P44" style:family="paragraph" style:parent-style-name="Standard">
      <style:paragraph-properties fo:text-align="center" fo:break-before="auto" fo:text-indent="0cm" fo:margin-left="0cm" style:writing-mode="lr-tb"/>
      <style:text-properties style:font-name="Droid Sans" style:font-name-asian="Droid Sans" style:font-name-complex="Droid Sans" fo:font-weight="bold" style:font-weight-asian="bold" style:font-weight-complex="bold"/>
    </style:style>
    <style:style style:name="P45" style:family="paragraph" style:parent-style-name="Standard">
      <style:paragraph-properties fo:text-align="center" fo:break-before="auto" fo:text-indent="0cm" fo:margin-left="0cm" style:writing-mode="lr-tb"/>
    </style:style>
    <style:style style:name="T45_1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45_2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45_3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45_4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45_5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45_6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45_7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P46" style:family="paragraph" style:parent-style-name="Standard">
      <style:paragraph-properties fo:break-before="auto" fo:text-indent="0cm" fo:margin-left="0cm" style:writing-mode="lr-tb"/>
    </style:style>
    <style:style style:name="P47" style:family="paragraph" style:parent-style-name="Standard">
      <style:paragraph-properties fo:break-before="auto" fo:text-indent="0cm" fo:margin-left="0cm" style:writing-mode="lr-tb"/>
    </style:style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margin-top="0cm" fo:margin-bottom="0cm" style:writing-mode="lr-tb"/>
    </style:style>
    <style:style style:name="T53_1" style:family="text"/>
    <style:style style:name="T53_2" style:family="text"/>
    <style:style style:name="P54" style:family="paragraph" style:parent-style-name="Standard">
      <style:paragraph-properties fo:break-before="auto" style:writing-mode="lr-tb"/>
    </style:style>
    <style:style style:name="P55" style:family="paragraph" style:parent-style-name="Standard">
      <style:paragraph-properties fo:break-before="auto" style:writing-mode="lr-tb"/>
    </style:style>
    <style:style style:name="P56" style:family="paragraph" style:parent-style-name="Standard">
      <style:paragraph-properties fo:break-before="auto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margin-top="0cm" fo:margin-bottom="0cm" style:writing-mode="lr-tb"/>
    </style:style>
    <style:style style:name="T61_1" style:family="text"/>
    <style:style style:name="T61_2" style:family="text"/>
    <style:style style:name="P62" style:family="paragraph" style:parent-style-name="Standard">
      <style:paragraph-properties fo:break-before="auto" fo:text-indent="0cm" fo:margin-left="0cm" style:writing-mode="lr-tb"/>
    </style:style>
    <style:style style:name="P63" style:family="paragraph" style:parent-style-name="Standard">
      <style:paragraph-properties fo:break-before="auto" fo:text-indent="0cm" fo:margin-left="0cm" style:writing-mode="lr-tb"/>
    </style:style>
    <style:style style:name="P64" style:family="paragraph" style:parent-style-name="Standard">
      <style:paragraph-properties fo:break-before="auto" fo:text-indent="0cm" fo:margin-lef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margin-top="0cm" fo:margin-bottom="0cm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style:writing-mode="lr-tb"/>
    </style:style>
    <style:style style:name="P71" style:family="paragraph" style:parent-style-name="Standard">
      <style:paragraph-properties fo:break-before="auto" style:writing-mode="lr-tb"/>
    </style:style>
    <style:style style:name="P72" style:family="paragraph" style:parent-style-name="Standard">
      <style:paragraph-properties fo:break-before="auto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P75" style:family="paragraph" style:parent-style-name="Standard">
      <style:paragraph-properties fo:break-before="auto" fo:text-indent="0cm" fo:margin-left="1.27cm" style:writing-mode="lr-tb"/>
    </style:style>
    <style:style style:name="P76" style:family="paragraph" style:parent-style-name="Standard">
      <style:paragraph-properties fo:break-before="auto" fo:text-indent="0cm" fo:margin-lef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P77" style:family="paragraph" style:parent-style-name="Standard">
      <style:paragraph-properties fo:break-before="auto" fo:text-indent="0cm" fo:margin-left="0cm" style:writing-mode="lr-tb"/>
    </style:style>
    <style:style style:name="P78" style:family="paragraph" style:parent-style-name="Standard">
      <style:paragraph-properties fo:break-before="auto" fo:text-indent="0cm" fo:margin-left="0cm" style:writing-mode="lr-tb"/>
    </style:style>
    <style:style style:name="P79" style:family="paragraph" style:parent-style-name="Standard">
      <style:paragraph-properties fo:break-before="auto" style:writing-mode="lr-tb"/>
    </style:style>
    <style:style style:name="P80" style:family="paragraph" style:parent-style-name="Standard">
      <style:paragraph-properties fo:break-before="auto" style:writing-mode="lr-tb"/>
    </style:style>
    <style:style style:name="P81" style:family="paragraph" style:parent-style-name="Standard">
      <style:paragraph-properties fo:break-before="auto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P82" style:family="paragraph" style:parent-style-name="Standard">
      <style:paragraph-properties fo:break-before="auto" style:writing-mode="lr-tb"/>
    </style:style>
    <style:style style:name="P83" style:family="paragraph" style:parent-style-name="Standard">
      <style:paragraph-properties fo:break-before="auto" style:writing-mode="lr-tb"/>
    </style:style>
    <style:style style:name="P84" style:family="paragraph" style:parent-style-name="Standard">
      <style:paragraph-properties fo:break-before="auto" style:writing-mode="lr-tb"/>
    </style:style>
    <style:style style:name="P85" style:family="paragraph" style:parent-style-name="Standard">
      <style:paragraph-properties fo:break-before="auto" style:writing-mode="lr-tb"/>
    </style:style>
    <style:style style:name="P86" style:family="paragraph" style:parent-style-name="Standard">
      <style:paragraph-properties fo:break-before="auto" style:writing-mode="lr-tb"/>
    </style:style>
    <style:style style:name="P87" style:family="paragraph" style:parent-style-name="Standard">
      <style:paragraph-properties fo:break-before="auto" style:writing-mode="lr-tb"/>
    </style:style>
    <style:style style:name="P88" style:family="paragraph" style:parent-style-name="Standard">
      <style:paragraph-properties fo:break-before="auto" style:writing-mode="lr-tb"/>
    </style:style>
    <style:style style:name="P89" style:family="paragraph" style:parent-style-name="Standard">
      <style:paragraph-properties fo:break-before="auto" style:writing-mode="lr-tb"/>
    </style:style>
    <style:style style:name="P90" style:family="paragraph" style:parent-style-name="Standard">
      <style:paragraph-properties fo:break-before="auto" style:writing-mode="lr-tb"/>
    </style:style>
    <style:style style:name="P91" style:family="paragraph" style:parent-style-name="Standard">
      <style:paragraph-properties fo:text-align="center" fo:break-before="auto" style:writing-mode="lr-tb"/>
      <style:text-properties style:font-name="Droid Sans" style:font-name-asian="Droid Sans" style:font-name-complex="Droid Sans" fo:font-weight="bold" style:font-weight-asian="bold" style:font-weight-complex="bold"/>
    </style:style>
    <style:style style:name="P92" style:family="paragraph" style:parent-style-name="Standard">
      <style:paragraph-properties fo:text-align="center" fo:break-before="auto" style:writing-mode="lr-tb"/>
    </style:style>
    <style:style style:name="T92_1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4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5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6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7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8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9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0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1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2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3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4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5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6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7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8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19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0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1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2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3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4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5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6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7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8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29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0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1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2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3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4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5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6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7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8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39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40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41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42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43" style:family="text">
      <style:text-properties style:font-name="Droid Sans" style:font-name-asian="Droid Sans" style:font-name-complex="Droid Sans" fo:font-weight="bold" style:font-weight-asian="bold" style:font-weight-complex="bold"/>
    </style:style>
    <style:style style:name="T92_44" style:family="text">
      <style:text-properties style:font-name="Droid Sans" style:font-name-asian="Droid Sans" style:font-name-complex="Droid Sans" fo:font-weight="bold" style:font-weight-asian="bold" style:font-weight-complex="bold"/>
    </style:style>
  </office:automatic-styles>
  <office:body>
    <office:text>
      <text:h text:style-name="P1" text:outline-level="10"><text:span text:style-name="T1_1">Combat</text:span><text:span text:style-name="T1_2"><text:s/></text:span><text:span text:style-name="T1_3">Playtest</text:span><text:span text:style-name="T1_4"><text:s/></text:span><text:span text:style-name="T1_5">Survey</text:span></text:h>
      <text:p text:style-name="P2"/>
      <text:p text:style-name="P3"><text:span text:style-name="T3_1">1.<text:s/></text:span><text:span text:style-name="T3_2">What</text:span><text:span text:style-name="T3_3"><text:s/></text:span><text:span text:style-name="T3_4">did</text:span><text:span text:style-name="T3_5"><text:s/></text:span><text:span text:style-name="T3_6">you</text:span><text:span text:style-name="T3_7"><text:s/></text:span><text:span text:style-name="T3_8">like</text:span><text:span text:style-name="T3_9"><text:s/></text:span><text:span text:style-name="T3_10">the</text:span><text:span text:style-name="T3_11"><text:s/></text:span><text:span text:style-name="T3_12">most</text:span><text:span text:style-name="T3_13"><text:s/></text:span><text:span text:style-name="T3_14">about</text:span><text:span text:style-name="T3_15"><text:s/></text:span><text:span text:style-name="T3_16">the</text:span><text:span text:style-name="T3_17"><text:s/></text:span><text:span text:style-name="T3_18">combat</text:span><text:span text:style-name="T3_19">?</text:span></text:p>
      <text:list text:style-name="LS1" xml:id="list0">
        <text:list-item>
          <text:list>
            <text:list-item>
              <text:p text:style-name="P4"><text:span text:style-name="T4_1">The</text:span><text:span text:style-name="T4_2"><text:s/></text:span><text:span text:style-name="T4_3">different</text:span><text:span text:style-name="T4_4"><text:s/></text:span><text:span text:style-name="T4_5">attack</text:span><text:span text:style-name="T4_6"><text:s/></text:span><text:span text:style-name="T4_7">heights</text:span></text:p>
            </text:list-item>
            <text:list-item>
              <text:p text:style-name="P5"><text:span text:style-name="T5_1">The</text:span><text:span text:style-name="T5_2"><text:s/></text:span><text:span text:style-name="T5_3">universal</text:span><text:span text:style-name="T5_4"><text:s/>6<text:s/></text:span><text:span text:style-name="T5_5">second</text:span><text:span text:style-name="T5_6"><text:s/></text:span><text:span text:style-name="T5_7">cooldown</text:span></text:p>
            </text:list-item>
            <text:list-item>
              <text:p text:style-name="P6"><text:span text:style-name="T6_1">The</text:span><text:span text:style-name="T6_2"><text:s/></text:span><text:span text:style-name="T6_3">secondary</text:span><text:span text:style-name="T6_4"><text:s/></text:span><text:span text:style-name="T6_5">effects</text:span></text:p>
            </text:list-item>
            <text:list-item>
              <text:p text:style-name="P7"><text:span text:style-name="T7_1">The</text:span><text:span text:style-name="T7_2"><text:s/></text:span><text:span text:style-name="T7_3">counter</text:span><text:span text:style-name="T7_4"><text:s/></text:span><text:span text:style-name="T7_5">ability</text:span></text:p>
            </text:list-item>
            <text:list-item>
              <text:p text:style-name="P8"><text:span text:style-name="T8_1">Other</text:span><text:span text:style-name="T8_2">:</text:span></text:p>
            </text:list-item>
          </text:list>
        </text:list-item>
      </text:list>
      <text:p text:style-name="P9"/>
      <text:p text:style-name="P10"><text:span text:style-name="T10_1"><text:s/></text:span></text:p>
      <text:p text:style-name="P11"><text:span text:style-name="T11_1">2.<text:s/></text:span><text:span text:style-name="T11_2">What</text:span><text:span text:style-name="T11_3"><text:s/></text:span><text:span text:style-name="T11_4">did</text:span><text:span text:style-name="T11_5"><text:s/></text:span><text:span text:style-name="T11_6">you</text:span><text:span text:style-name="T11_7"><text:s/></text:span><text:span text:style-name="T11_8">like</text:span><text:span text:style-name="T11_9"><text:s/></text:span><text:span text:style-name="T11_10">the</text:span><text:span text:style-name="T11_11"><text:s/></text:span><text:span text:style-name="T11_12">least</text:span><text:span text:style-name="T11_13">?</text:span></text:p>
      <text:list text:style-name="LS2" xml:id="list5">
        <text:list-item>
          <text:list>
            <text:list-item>
              <text:p text:style-name="P12"><text:span text:style-name="T12_1">The</text:span><text:span text:style-name="T12_2"><text:s/></text:span><text:span text:style-name="T12_3">different</text:span><text:span text:style-name="T12_4"><text:s/></text:span><text:span text:style-name="T12_5">attack</text:span><text:span text:style-name="T12_6"><text:s/></text:span><text:span text:style-name="T12_7">heights</text:span></text:p>
            </text:list-item>
            <text:list-item>
              <text:p text:style-name="P13"><text:span text:style-name="T13_1">The</text:span><text:span text:style-name="T13_2"><text:s/></text:span><text:span text:style-name="T13_3">universal</text:span><text:span text:style-name="T13_4"><text:s/>6<text:s/></text:span><text:span text:style-name="T13_5">second</text:span><text:span text:style-name="T13_6"><text:s/></text:span><text:span text:style-name="T13_7">cooldown</text:span></text:p>
            </text:list-item>
            <text:list-item>
              <text:p text:style-name="P14"><text:span text:style-name="T14_1">The</text:span><text:span text:style-name="T14_2"><text:s/></text:span><text:span text:style-name="T14_3">secondary</text:span><text:span text:style-name="T14_4"><text:s/></text:span><text:span text:style-name="T14_5">effects</text:span></text:p>
            </text:list-item>
            <text:list-item>
              <text:p text:style-name="P15"><text:span text:style-name="T15_1">The</text:span><text:span text:style-name="T15_2"><text:s/></text:span><text:span text:style-name="T15_3">counter</text:span><text:span text:style-name="T15_4"><text:s/></text:span><text:span text:style-name="T15_5">ability</text:span></text:p>
            </text:list-item>
            <text:list-item>
              <text:p text:style-name="P16"><text:span text:style-name="T16_1">Other</text:span><text:span text:style-name="T16_2">:<text:s/></text:span></text:p>
            </text:list-item>
          </text:list>
        </text:list-item>
      </text:list>
      <text:p text:style-name="P17"/>
      <text:p text:style-name="P18"><text:span text:style-name="T18_1"><text:s/></text:span></text:p>
      <text:p text:style-name="P19"><text:span text:style-name="T19_1">3.<text:s/></text:span><text:span text:style-name="T19_2">What</text:span><text:span text:style-name="T19_3"><text:s/></text:span><text:span text:style-name="T19_4">confused</text:span><text:span text:style-name="T19_5"><text:s/></text:span><text:span text:style-name="T19_6">you</text:span><text:span text:style-name="T19_7"><text:s/></text:span><text:span text:style-name="T19_8">about</text:span><text:span text:style-name="T19_9"><text:s/></text:span><text:span text:style-name="T19_10">the</text:span><text:span text:style-name="T19_11"><text:s/></text:span><text:span text:style-name="T19_12">combat</text:span><text:span text:style-name="T19_13"><text:s/></text:span><text:span text:style-name="T19_14">system</text:span><text:span text:style-name="T19_15">?</text:span></text:p>
      <text:list text:style-name="LS3" xml:id="list10">
        <text:list-item>
          <text:list>
            <text:list-item>
              <text:p text:style-name="P20"><text:span text:style-name="T20_1">The</text:span><text:span text:style-name="T20_2"><text:s/></text:span><text:span text:style-name="T20_3">instructions</text:span><text:span text:style-name="T20_4"><text:s/></text:span><text:span text:style-name="T20_5">on</text:span><text:span text:style-name="T20_6"><text:s/></text:span><text:span text:style-name="T20_7">how</text:span><text:span text:style-name="T20_8"><text:s/></text:span><text:span text:style-name="T20_9">the</text:span><text:span text:style-name="T20_10"><text:s/></text:span><text:span text:style-name="T20_11">combat</text:span><text:span text:style-name="T20_12"><text:s/></text:span><text:span text:style-name="T20_13">works</text:span></text:p>
            </text:list-item>
            <text:list-item>
              <text:p text:style-name="P21"><text:span text:style-name="T21_1">What</text:span><text:span text:style-name="T21_2"><text:s/></text:span><text:span text:style-name="T21_3">kind</text:span><text:span text:style-name="T21_4"><text:s/></text:span><text:span text:style-name="T21_5">of</text:span><text:span text:style-name="T21_6"><text:s/></text:span><text:span text:style-name="T21_7">attacks</text:span><text:span text:style-name="T21_8"><text:s/></text:span><text:span text:style-name="T21_9">I</text:span><text:span text:style-name="T21_10"><text:s/></text:span><text:span text:style-name="T21_11">should</text:span><text:span text:style-name="T21_12">’</text:span><text:span text:style-name="T21_13">ve</text:span><text:span text:style-name="T21_14"><text:s/></text:span><text:span text:style-name="T21_15">been</text:span><text:span text:style-name="T21_16"><text:s/></text:span><text:span text:style-name="T21_17">using</text:span></text:p>
            </text:list-item>
            <text:list-item>
              <text:p text:style-name="P22"><text:span text:style-name="T22_1">I</text:span><text:span text:style-name="T22_2"><text:s/></text:span><text:span text:style-name="T22_3">was</text:span><text:span text:style-name="T22_4"><text:s/></text:span><text:span text:style-name="T22_5">not</text:span><text:span text:style-name="T22_6"><text:s/></text:span><text:span text:style-name="T22_7">confused</text:span><text:span text:style-name="T22_8"><text:s/></text:span><text:span text:style-name="T22_9">about</text:span><text:span text:style-name="T22_10"><text:s/></text:span><text:span text:style-name="T22_11">the</text:span><text:span text:style-name="T22_12"><text:s/></text:span><text:span text:style-name="T22_13">combat</text:span><text:span text:style-name="T22_14"><text:s/></text:span><text:span text:style-name="T22_15">system</text:span></text:p>
            </text:list-item>
            <text:list-item>
              <text:p text:style-name="P23"><text:span text:style-name="T23_1">Other</text:span><text:span text:style-name="T23_2">:<text:s/></text:span></text:p>
            </text:list-item>
          </text:list>
        </text:list-item>
      </text:list>
      <text:p text:style-name="P24"/>
      <text:p text:style-name="P25"><text:span text:style-name="T25_1"><text:s/></text:span></text:p>
      <text:p text:style-name="P26"><text:span text:style-name="T26_1">4.</text:span><text:span text:style-name="T26_2">What</text:span><text:span text:style-name="T26_3"><text:s/></text:span><text:span text:style-name="T26_4">was</text:span><text:span text:style-name="T26_5"><text:s/></text:span><text:span text:style-name="T26_6">your</text:span><text:span text:style-name="T26_7"><text:s/></text:span><text:span text:style-name="T26_8">opinion</text:span><text:span text:style-name="T26_9"><text:s/></text:span><text:span text:style-name="T26_10">on</text:span><text:span text:style-name="T26_11"><text:s/></text:span><text:span text:style-name="T26_12">the</text:span><text:span text:style-name="T26_13"><text:s/></text:span><text:span text:style-name="T26_14">three</text:span><text:span text:style-name="T26_15"><text:s/></text:span><text:span text:style-name="T26_16">attack</text:span><text:span text:style-name="T26_17"><text:s/></text:span><text:span text:style-name="T26_18">heights</text:span><text:span text:style-name="T26_19">?</text:span></text:p>
      <text:list text:style-name="LS4" xml:id="list14">
        <text:list-item>
          <text:list>
            <text:list-item>
              <text:p text:style-name="P27"><text:span text:style-name="T27_1">I</text:span><text:span text:style-name="T27_2"><text:s/></text:span><text:span text:style-name="T27_3">liked</text:span><text:span text:style-name="T27_4"><text:s/></text:span><text:span text:style-name="T27_5">them</text:span><text:span text:style-name="T27_6"><text:s/></text:span><text:span text:style-name="T27_7">and</text:span><text:span text:style-name="T27_8"><text:s/></text:span><text:span text:style-name="T27_9">thought</text:span><text:span text:style-name="T27_10"><text:s/></text:span><text:span text:style-name="T27_11">they</text:span><text:span text:style-name="T27_12"><text:s/></text:span><text:span text:style-name="T27_13">fit</text:span><text:span text:style-name="T27_14"><text:s/></text:span><text:span text:style-name="T27_15">well</text:span><text:span text:style-name="T27_16"><text:s/></text:span><text:span text:style-name="T27_17">with</text:span><text:span text:style-name="T27_18"><text:s/></text:span><text:span text:style-name="T27_19">the</text:span><text:span text:style-name="T27_20"><text:s/></text:span><text:span text:style-name="T27_21">prototype</text:span></text:p>
            </text:list-item>
            <text:list-item>
              <text:p text:style-name="P28"><text:span text:style-name="T28_1">I</text:span><text:span text:style-name="T28_2"><text:s/></text:span><text:span text:style-name="T28_3">was</text:span><text:span text:style-name="T28_4"><text:s/></text:span><text:span text:style-name="T28_5">indifferent</text:span><text:span text:style-name="T28_6">;<text:s/></text:span><text:span text:style-name="T28_7">they</text:span><text:span text:style-name="T28_8"><text:s/></text:span><text:span text:style-name="T28_9">neither</text:span><text:span text:style-name="T28_10"><text:s/></text:span><text:span text:style-name="T28_11">added</text:span><text:span text:style-name="T28_12"><text:s/></text:span><text:span text:style-name="T28_13">nor</text:span><text:span text:style-name="T28_14"><text:s/></text:span><text:span text:style-name="T28_15">subtracted</text:span><text:span text:style-name="T28_16"><text:s/></text:span><text:span text:style-name="T28_17">to</text:span><text:span text:style-name="T28_18"><text:s/></text:span><text:span text:style-name="T28_19">my</text:span><text:span text:style-name="T28_20"><text:s/></text:span><text:span text:style-name="T28_21">experience</text:span></text:p>
            </text:list-item>
            <text:list-item>
              <text:p text:style-name="P29"><text:span text:style-name="T29_1">I</text:span><text:span text:style-name="T29_2"><text:s/></text:span><text:span text:style-name="T29_3">didn</text:span><text:span text:style-name="T29_4">’</text:span><text:span text:style-name="T29_5">t</text:span><text:span text:style-name="T29_6"><text:s/></text:span><text:span text:style-name="T29_7">like</text:span><text:span text:style-name="T29_8"><text:s/></text:span><text:span text:style-name="T29_9">them</text:span><text:span text:style-name="T29_10"><text:s/></text:span><text:span text:style-name="T29_11">and</text:span><text:span text:style-name="T29_12"><text:s/></text:span><text:span text:style-name="T29_13">they</text:span><text:span text:style-name="T29_14"><text:s/></text:span><text:span text:style-name="T29_15">felt</text:span><text:span text:style-name="T29_16"><text:s/></text:span><text:span text:style-name="T29_17">out</text:span><text:span text:style-name="T29_18"><text:s/></text:span><text:span text:style-name="T29_19">of</text:span><text:span text:style-name="T29_20"><text:s/></text:span><text:span text:style-name="T29_21">place</text:span></text:p>
            </text:list-item>
            <text:list-item>
              <text:p text:style-name="P30"><text:span text:style-name="T30_1">Other</text:span><text:span text:style-name="T30_2">:</text:span></text:p>
            </text:list-item>
          </text:list>
        </text:list-item>
      </text:list>
      <text:p text:style-name="P31"/>
      <text:p text:style-name="P32"/>
      <text:p text:style-name="P33"><text:span text:style-name="T33_1">5.<text:s/></text:span><text:span text:style-name="T33_2">Did</text:span><text:span text:style-name="T33_3"><text:s/></text:span><text:span text:style-name="T33_4">any</text:span><text:span text:style-name="T33_5"><text:s/></text:span><text:span text:style-name="T33_6">attacks</text:span><text:span text:style-name="T33_7"><text:s/></text:span><text:span text:style-name="T33_8">feel</text:span><text:span text:style-name="T33_9"><text:s/></text:span><text:span text:style-name="T33_10">overpowered</text:span><text:span text:style-name="T33_11">?<text:s/></text:span><text:span text:style-name="T33_12">Why</text:span><text:span text:style-name="T33_13">?</text:span></text:p>
      <text:list text:style-name="LS5" xml:id="list18">
        <text:list-item>
          <text:list>
            <text:list-item>
              <text:p text:style-name="P34"><text:span text:style-name="T34_1">No</text:span><text:span text:style-name="T34_2">,<text:s/></text:span><text:span text:style-name="T34_3">nothing</text:span><text:span text:style-name="T34_4"><text:s/></text:span><text:span text:style-name="T34_5">felt</text:span><text:span text:style-name="T34_6"><text:s/></text:span><text:span text:style-name="T34_7">overpowered</text:span><text:span text:style-name="T34_8">.</text:span></text:p>
            </text:list-item>
            <text:list-item>
              <text:p text:style-name="P35"><text:span text:style-name="T35_1">Yes</text:span><text:span text:style-name="T35_2">,<text:s/></text:span><text:span text:style-name="T35_3">the</text:span><text:span text:style-name="T35_4"><text:s/></text:span><text:span text:style-name="T35_5">skill</text:span><text:span text:style-name="T35_6"><text:s/>__________________<text:s/></text:span><text:span text:style-name="T35_7">felt</text:span><text:span text:style-name="T35_8"><text:s/></text:span><text:span text:style-name="T35_9">overpowered</text:span><text:span text:style-name="T35_10"><text:s/></text:span><text:span text:style-name="T35_11">because</text:span><text:span text:style-name="T35_12">:</text:span></text:p>
            </text:list-item>
          </text:list>
        </text:list-item>
      </text:list>
      <text:p text:style-name="P36"/>
      <text:p text:style-name="P37"/>
      <text:p text:style-name="P38"/>
      <text:p text:style-name="P39"><text:span text:style-name="T39_1">6.<text:s/></text:span><text:span text:style-name="T39_2">Did</text:span><text:span text:style-name="T39_3"><text:s/></text:span><text:span text:style-name="T39_4">any</text:span><text:span text:style-name="T39_5"><text:s/></text:span><text:span text:style-name="T39_6">attacks</text:span><text:span text:style-name="T39_7"><text:s/></text:span><text:span text:style-name="T39_8">feel</text:span><text:span text:style-name="T39_9"><text:s/></text:span><text:span text:style-name="T39_10">underpowered</text:span><text:span text:style-name="T39_11">?<text:s/></text:span><text:span text:style-name="T39_12">Why</text:span><text:span text:style-name="T39_13">?</text:span></text:p>
      <text:list text:style-name="LS6" xml:id="list20">
        <text:list-item>
          <text:list>
            <text:list-item>
              <text:p text:style-name="P40"><text:span text:style-name="T40_1">No</text:span><text:span text:style-name="T40_2">,<text:s/></text:span><text:span text:style-name="T40_3">nothing</text:span><text:span text:style-name="T40_4"><text:s/></text:span><text:span text:style-name="T40_5">felt</text:span><text:span text:style-name="T40_6"><text:s/></text:span><text:span text:style-name="T40_7">underpowered</text:span><text:span text:style-name="T40_8">.</text:span></text:p>
            </text:list-item>
            <text:list-item>
              <text:p text:style-name="P41"><text:span text:style-name="T41_1">Yes</text:span><text:span text:style-name="T41_2">,<text:s/></text:span><text:span text:style-name="T41_3">the</text:span><text:span text:style-name="T41_4"><text:s/></text:span><text:span text:style-name="T41_5">skill</text:span><text:span text:style-name="T41_6"><text:s/>___________________<text:s/></text:span><text:span text:style-name="T41_7">felt</text:span><text:span text:style-name="T41_8"><text:s/></text:span><text:span text:style-name="T41_9">underpowered</text:span><text:span text:style-name="T41_10"><text:s/></text:span><text:span text:style-name="T41_11">because</text:span><text:span text:style-name="T41_12">:<text:s/></text:span></text:p>
            </text:list-item>
          </text:list>
        </text:list-item>
      </text:list>
      <text:p text:style-name="P42"/>
      <text:p text:style-name="P43"/>
      <text:p text:style-name="P44"/>
      <text:p text:style-name="P45"><text:span text:style-name="T45_1">Turn</text:span><text:span text:style-name="T45_2"><text:s/></text:span><text:span text:style-name="T45_3">Me</text:span><text:span text:style-name="T45_4"><text:s/></text:span><text:span text:style-name="T45_5">Over</text:span><text:span text:style-name="T45_6"><text:s/>:</text:span><text:span text:style-name="T45_7">D</text:span></text:p>
      <text:p text:style-name="P46"/>
      <text:p text:style-name="P47"/>
      <text:p text:style-name="P48"><text:span text:style-name="T48_1">7.<text:s/></text:span><text:span text:style-name="T48_2">What</text:span><text:span text:style-name="T48_3"><text:s/></text:span><text:span text:style-name="T48_4">was</text:span><text:span text:style-name="T48_5"><text:s/></text:span><text:span text:style-name="T48_6">your</text:span><text:span text:style-name="T48_7"><text:s/></text:span><text:span text:style-name="T48_8">impression</text:span><text:span text:style-name="T48_9"><text:s/></text:span><text:span text:style-name="T48_10">of</text:span><text:span text:style-name="T48_11"><text:s/></text:span><text:span text:style-name="T48_12">the</text:span><text:span text:style-name="T48_13"><text:s/></text:span><text:span text:style-name="T48_14">counter</text:span><text:span text:style-name="T48_15"><text:s/></text:span><text:span text:style-name="T48_16">ability</text:span><text:span text:style-name="T48_17">?</text:span></text:p>
      <text:list text:style-name="LS7" xml:id="list22">
        <text:list-item>
          <text:list>
            <text:list-item>
              <text:p text:style-name="P49"><text:span text:style-name="T49_1">Useful</text:span><text:span text:style-name="T49_2"><text:s/></text:span><text:span text:style-name="T49_3">and</text:span><text:span text:style-name="T49_4"><text:s/></text:span><text:span text:style-name="T49_5">interesting</text:span></text:p>
            </text:list-item>
            <text:list-item>
              <text:p text:style-name="P50"><text:span text:style-name="T50_1">Useful</text:span><text:span text:style-name="T50_2"><text:s/></text:span><text:span text:style-name="T50_3">but</text:span><text:span text:style-name="T50_4"><text:s/></text:span><text:span text:style-name="T50_5">dull</text:span></text:p>
            </text:list-item>
            <text:list-item>
              <text:p text:style-name="P51"><text:span text:style-name="T51_1">Useless</text:span><text:span text:style-name="T51_2"><text:s/></text:span><text:span text:style-name="T51_3">but</text:span><text:span text:style-name="T51_4"><text:s/></text:span><text:span text:style-name="T51_5">the</text:span><text:span text:style-name="T51_6"><text:s/></text:span><text:span text:style-name="T51_7">idea</text:span><text:span text:style-name="T51_8"><text:s/></text:span><text:span text:style-name="T51_9">is</text:span><text:span text:style-name="T51_10"><text:s/></text:span><text:span text:style-name="T51_11">interesting</text:span></text:p>
            </text:list-item>
            <text:list-item>
              <text:p text:style-name="P52"><text:span text:style-name="T52_1">Useless</text:span><text:span text:style-name="T52_2"><text:s/></text:span><text:span text:style-name="T52_3">and</text:span><text:span text:style-name="T52_4"><text:s/></text:span><text:span text:style-name="T52_5">dull</text:span></text:p>
            </text:list-item>
            <text:list-item>
              <text:p text:style-name="P53"><text:span text:style-name="T53_1">Other</text:span><text:span text:style-name="T53_2">:<text:s/></text:span></text:p>
            </text:list-item>
          </text:list>
        </text:list-item>
      </text:list>
      <text:p text:style-name="P54"/>
      <text:p text:style-name="P55"/>
      <text:p text:style-name="P56"><text:span text:style-name="T56_1">8.<text:s/></text:span><text:span text:style-name="T56_2">What</text:span><text:span text:style-name="T56_3"><text:s/></text:span><text:span text:style-name="T56_4">was</text:span><text:span text:style-name="T56_5"><text:s/></text:span><text:span text:style-name="T56_6">your</text:span><text:span text:style-name="T56_7"><text:s/></text:span><text:span text:style-name="T56_8">impression</text:span><text:span text:style-name="T56_9"><text:s/></text:span><text:span text:style-name="T56_10">of</text:span><text:span text:style-name="T56_11"><text:s/></text:span><text:span text:style-name="T56_12">the</text:span><text:span text:style-name="T56_13"><text:s/></text:span><text:span text:style-name="T56_14">stun</text:span><text:span text:style-name="T56_15"><text:s/></text:span><text:span text:style-name="T56_16">effect</text:span><text:span text:style-name="T56_17">?<text:s text:c="2"/></text:span></text:p>
      <text:list text:style-name="LS8" xml:id="list27">
        <text:list-item>
          <text:list>
            <text:list-item>
              <text:p text:style-name="P57"><text:span text:style-name="T57_1">Useful</text:span><text:span text:style-name="T57_2"><text:s/></text:span><text:span text:style-name="T57_3">and</text:span><text:span text:style-name="T57_4"><text:s/></text:span><text:span text:style-name="T57_5">interesting</text:span></text:p>
            </text:list-item>
            <text:list-item>
              <text:p text:style-name="P58"><text:span text:style-name="T58_1">Useful</text:span><text:span text:style-name="T58_2"><text:s/></text:span><text:span text:style-name="T58_3">but</text:span><text:span text:style-name="T58_4"><text:s/></text:span><text:span text:style-name="T58_5">dull</text:span></text:p>
            </text:list-item>
            <text:list-item>
              <text:p text:style-name="P59"><text:span text:style-name="T59_1">Useless</text:span><text:span text:style-name="T59_2"><text:s/></text:span><text:span text:style-name="T59_3">but</text:span><text:span text:style-name="T59_4"><text:s/></text:span><text:span text:style-name="T59_5">the</text:span><text:span text:style-name="T59_6"><text:s/></text:span><text:span text:style-name="T59_7">idea</text:span><text:span text:style-name="T59_8"><text:s/></text:span><text:span text:style-name="T59_9">is</text:span><text:span text:style-name="T59_10"><text:s/></text:span><text:span text:style-name="T59_11">interesting</text:span></text:p>
            </text:list-item>
            <text:list-item>
              <text:p text:style-name="P60"><text:span text:style-name="T60_1">Useless</text:span><text:span text:style-name="T60_2"><text:s/></text:span><text:span text:style-name="T60_3">and</text:span><text:span text:style-name="T60_4"><text:s/></text:span><text:span text:style-name="T60_5">dull</text:span></text:p>
            </text:list-item>
            <text:list-item>
              <text:p text:style-name="P61"><text:span text:style-name="T61_1">Other</text:span><text:span text:style-name="T61_2">:</text:span></text:p>
            </text:list-item>
          </text:list>
        </text:list-item>
      </text:list>
      <text:p text:style-name="P62"/>
      <text:p text:style-name="P63"/>
      <text:p text:style-name="P64"><text:span text:style-name="T64_1">9.<text:s/></text:span><text:span text:style-name="T64_2">What</text:span><text:span text:style-name="T64_3"><text:s/></text:span><text:span text:style-name="T64_4">was</text:span><text:span text:style-name="T64_5"><text:s/></text:span><text:span text:style-name="T64_6">your</text:span><text:span text:style-name="T64_7"><text:s/></text:span><text:span text:style-name="T64_8">impression</text:span><text:span text:style-name="T64_9"><text:s/></text:span><text:span text:style-name="T64_10">of</text:span><text:span text:style-name="T64_11"><text:s/></text:span><text:span text:style-name="T64_12">the</text:span><text:span text:style-name="T64_13"><text:s/></text:span><text:span text:style-name="T64_14">knockdown</text:span><text:span text:style-name="T64_15"><text:s/></text:span><text:span text:style-name="T64_16">effect</text:span><text:span text:style-name="T64_17">?<text:s text:c="2"/></text:span></text:p>
      <text:list text:style-name="LS9" xml:id="list32">
        <text:list-item>
          <text:list>
            <text:list-item>
              <text:p text:style-name="P65"><text:span text:style-name="T65_1">Useful</text:span><text:span text:style-name="T65_2"><text:s/></text:span><text:span text:style-name="T65_3">and</text:span><text:span text:style-name="T65_4"><text:s/></text:span><text:span text:style-name="T65_5">interesting</text:span></text:p>
            </text:list-item>
            <text:list-item>
              <text:p text:style-name="P66"><text:span text:style-name="T66_1">Useful</text:span><text:span text:style-name="T66_2"><text:s/></text:span><text:span text:style-name="T66_3">but</text:span><text:span text:style-name="T66_4"><text:s/></text:span><text:span text:style-name="T66_5">dull</text:span></text:p>
            </text:list-item>
            <text:list-item>
              <text:p text:style-name="P67"><text:span text:style-name="T67_1">Useless</text:span><text:span text:style-name="T67_2"><text:s/></text:span><text:span text:style-name="T67_3">but</text:span><text:span text:style-name="T67_4"><text:s/></text:span><text:span text:style-name="T67_5">the</text:span><text:span text:style-name="T67_6"><text:s/></text:span><text:span text:style-name="T67_7">idea</text:span><text:span text:style-name="T67_8"><text:s/></text:span><text:span text:style-name="T67_9">is</text:span><text:span text:style-name="T67_10"><text:s/></text:span><text:span text:style-name="T67_11">interesting</text:span></text:p>
            </text:list-item>
            <text:list-item>
              <text:p text:style-name="P68"><text:span text:style-name="T68_1">Useless</text:span><text:span text:style-name="T68_2"><text:s/></text:span><text:span text:style-name="T68_3">and</text:span><text:span text:style-name="T68_4"><text:s/></text:span><text:span text:style-name="T68_5">dull</text:span></text:p>
            </text:list-item>
          </text:list>
          <text:list text:style-name="LS5" xml:id="list36" text:continue-list="list18">
            <text:list-item>
              <text:p text:style-name="P69"><text:span text:style-name="T69_1">Other</text:span><text:span text:style-name="T69_2">:</text:span></text:p>
            </text:list-item>
          </text:list>
        </text:list-item>
      </text:list>
      <text:p text:style-name="P70"/>
      <text:p text:style-name="P71"/>
      <text:p text:style-name="P72"><text:span text:style-name="T72_1">10.<text:s/></text:span><text:span text:style-name="T72_2">Would</text:span><text:span text:style-name="T72_3"><text:s/></text:span><text:span text:style-name="T72_4">you</text:span><text:span text:style-name="T72_5"><text:s/></text:span><text:span text:style-name="T72_6">like</text:span><text:span text:style-name="T72_7"><text:s/></text:span><text:span text:style-name="T72_8">to</text:span><text:span text:style-name="T72_9"><text:s/></text:span><text:span text:style-name="T72_10">see</text:span><text:span text:style-name="T72_11"><text:s/></text:span><text:span text:style-name="T72_12">more</text:span><text:span text:style-name="T72_13"><text:s/></text:span><text:span text:style-name="T72_14">variety</text:span><text:span text:style-name="T72_15"><text:s/></text:span><text:span text:style-name="T72_16">in</text:span><text:span text:style-name="T72_17"><text:s/></text:span><text:span text:style-name="T72_18">the</text:span><text:span text:style-name="T72_19"><text:s/></text:span><text:span text:style-name="T72_20">secondary</text:span><text:span text:style-name="T72_21"><text:s/></text:span><text:span text:style-name="T72_22">effects</text:span><text:span text:style-name="T72_23">?</text:span></text:p>
      <text:list text:style-name="LS10" xml:id="list37">
        <text:list-item>
          <text:list>
            <text:list-item>
              <text:p text:style-name="P73"><text:span text:style-name="T73_1">Yes</text:span><text:span text:style-name="T73_2">,<text:s/></text:span><text:span text:style-name="T73_3">the</text:span><text:span text:style-name="T73_4"><text:s/></text:span><text:span text:style-name="T73_5">effects</text:span><text:span text:style-name="T73_6"><text:s/></text:span><text:span text:style-name="T73_7">are</text:span><text:span text:style-name="T73_8"><text:s/></text:span><text:span text:style-name="T73_9">too</text:span><text:span text:style-name="T73_10"><text:s/></text:span><text:span text:style-name="T73_11">repetitive</text:span></text:p>
            </text:list-item>
            <text:list-item>
              <text:p text:style-name="P74"><text:span text:style-name="T74_1">No</text:span><text:span text:style-name="T74_2">,<text:s/></text:span><text:span text:style-name="T74_3">what</text:span><text:span text:style-name="T74_4">’</text:span><text:span text:style-name="T74_5">s</text:span><text:span text:style-name="T74_6"><text:s/></text:span><text:span text:style-name="T74_7">available</text:span><text:span text:style-name="T74_8"><text:s/></text:span><text:span text:style-name="T74_9">now</text:span><text:span text:style-name="T74_10"><text:s/></text:span><text:span text:style-name="T74_11">is</text:span><text:span text:style-name="T74_12"><text:s/></text:span><text:span text:style-name="T74_13">plenty</text:span></text:p>
            </text:list-item>
          </text:list>
        </text:list-item>
      </text:list>
      <text:p text:style-name="P75"/>
      <text:p text:style-name="P76"><text:span text:style-name="T76_1">11.<text:s/></text:span><text:span text:style-name="T76_2">What</text:span><text:span text:style-name="T76_3"><text:s/></text:span><text:span text:style-name="T76_4">other</text:span><text:span text:style-name="T76_5"><text:s/></text:span><text:span text:style-name="T76_6">kind</text:span><text:span text:style-name="T76_7"><text:s/></text:span><text:span text:style-name="T76_8">of</text:span><text:span text:style-name="T76_9"><text:s/></text:span><text:span text:style-name="T76_10">changes</text:span><text:span text:style-name="T76_11"><text:s/></text:span><text:span text:style-name="T76_12">would</text:span><text:span text:style-name="T76_13"><text:s/></text:span><text:span text:style-name="T76_14">you</text:span><text:span text:style-name="T76_15"><text:s/></text:span><text:span text:style-name="T76_16">like</text:span><text:span text:style-name="T76_17"><text:s/></text:span><text:span text:style-name="T76_18">to</text:span><text:span text:style-name="T76_19"><text:s/></text:span><text:span text:style-name="T76_20">see</text:span><text:span text:style-name="T76_21"><text:s/></text:span><text:span text:style-name="T76_22">in</text:span><text:span text:style-name="T76_23"><text:s/></text:span><text:span text:style-name="T76_24">our</text:span><text:span text:style-name="T76_25"><text:s/></text:span><text:span text:style-name="T76_26">system</text:span><text:span text:style-name="T76_27">?<text:s/>(</text:span><text:span text:style-name="T76_28">Explain</text:span><text:span text:style-name="T76_29">)</text:span></text:p>
      <text:p text:style-name="P77"/>
      <text:p text:style-name="P78"/>
      <text:p text:style-name="P79"/>
      <text:p text:style-name="P80"/>
      <text:p text:style-name="P81"><text:span text:style-name="T81_1">12.<text:s/></text:span><text:span text:style-name="T81_2">Any</text:span><text:span text:style-name="T81_3"><text:s/></text:span><text:span text:style-name="T81_4">other</text:span><text:span text:style-name="T81_5"><text:s/></text:span><text:span text:style-name="T81_6">thoughts</text:span><text:span text:style-name="T81_7"><text:s/></text:span><text:span text:style-name="T81_8">or</text:span><text:span text:style-name="T81_9"><text:s/></text:span><text:span text:style-name="T81_10">comments</text:span><text:span text:style-name="T81_11"><text:s/></text:span><text:span text:style-name="T81_12">on</text:span><text:span text:style-name="T81_13"><text:s/></text:span><text:span text:style-name="T81_14">this</text:span><text:span text:style-name="T81_15"><text:s/></text:span><text:span text:style-name="T81_16">system</text:span><text:span text:style-name="T81_17">?<text:s/>(</text:span><text:span text:style-name="T81_18">Explain</text:span><text:span text:style-name="T81_19">)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<text:span text:style-name="T92_1">Thank</text:span><text:span text:style-name="T92_2"><text:s/></text:span><text:span text:style-name="T92_3">You</text:span><text:span text:style-name="T92_4"><text:s/></text:span><text:span text:style-name="T92_5">so</text:span><text:span text:style-name="T92_6"><text:s/></text:span><text:span text:style-name="T92_7">much</text:span><text:span text:style-name="T92_8"><text:s/></text:span><text:span text:style-name="T92_9">for</text:span><text:span text:style-name="T92_10"><text:s/></text:span><text:span text:style-name="T92_11">taking</text:span><text:span text:style-name="T92_12"><text:s/></text:span><text:span text:style-name="T92_13">part</text:span><text:span text:style-name="T92_14"><text:s/></text:span><text:span text:style-name="T92_15">in</text:span><text:span text:style-name="T92_16"><text:s/></text:span><text:span text:style-name="T92_17">this</text:span><text:span text:style-name="T92_18"><text:s/></text:span><text:span text:style-name="T92_19">survey</text:span><text:span text:style-name="T92_20">!<text:s/></text:span><text:span text:style-name="T92_21">We</text:span><text:span text:style-name="T92_22"><text:s/></text:span><text:span text:style-name="T92_23">offer</text:span><text:span text:style-name="T92_24"><text:s/></text:span><text:span text:style-name="T92_25">our</text:span><text:span text:style-name="T92_26"><text:s/></text:span><text:span text:style-name="T92_27">undying</text:span><text:span text:style-name="T92_28"><text:s/></text:span><text:span text:style-name="T92_29">gratitude</text:span><text:span text:style-name="T92_30"><text:s/></text:span><text:span text:style-name="T92_31">and</text:span><text:span text:style-name="T92_32"><text:s/></text:span><text:span text:style-name="T92_33">free</text:span><text:span text:style-name="T92_34"><text:s/></text:span><text:span text:style-name="T92_35">pizza</text:span><text:span text:style-name="T92_36"><text:s/></text:span><text:span text:style-name="T92_37">as</text:span><text:span text:style-name="T92_38"><text:s/></text:span><text:span text:style-name="T92_39">a</text:span><text:span text:style-name="T92_40"><text:s/></text:span><text:span text:style-name="T92_41">thank</text:span><text:span text:style-name="T92_42"><text:s/></text:span><text:span text:style-name="T92_43">you</text:span><text:span text:style-name="T92_44"><text:s/>: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ans" svg:font-family="Droid San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0.889cm" fo:padding-bottom="0cm" fo:margin-bottom="1.249cm" fo:padding-left="0cm" fo:margin-left="2.54cm" fo:padding-right="0cm" fo:margin-right="2.54cm"/>
      <style:footer-style>
        <style:header-footer-properties fo:min-height="-0.36cm" fo:margin-top="-0.36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